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Metadata" style:family="table">
      <style:table-properties style:width="17cm" table:align="margins"/>
    </style:style>
    <style:style style:name="TabMetadata.A" style:family="table-column">
      <style:table-column-properties style:column-width="8.5cm" style:rel-column-width="32767*"/>
    </style:style>
    <style:style style:name="TabMetadat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Metadata.B1" style:family="table-cell">
      <style:table-cell-properties fo:padding="0.097cm" fo:border="0.05pt solid #000000"/>
    </style:style>
    <style:style style:name="TabMetadata.A2" style:family="table-cell">
      <style:table-cell-properties fo:padding="0.097cm" fo:border-left="0.05pt solid #000000" fo:border-right="none" fo:border-top="none" fo:border-bottom="0.05pt solid #000000"/>
    </style:style>
    <style:style style:name="TabMetadat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801" officeooo:paragraph-rsid="00037801"/>
    </style:style>
    <style:style style:name="P2" style:family="paragraph" style:parent-style-name="Standard">
      <style:text-properties officeooo:rsid="00037801" officeooo:paragraph-rsid="00037801"/>
    </style:style>
    <style:style style:name="P3" style:family="paragraph" style:parent-style-name="Table_20_Contents">
      <style:text-properties officeooo:rsid="00037919" officeooo:paragraph-rsid="00037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VT Corp" text:name="EntityLabel"/>
      </text:user-field-decls>
      <text:p text:style-name="P1">Société : <text:user-field-get text:name="EntityLabel"/></text:p>
      <text:p text:style-name="P1"/>
      <table:table table:name="TabMetadata" table:style-name="TabMetadata">
        <table:table-column table:style-name="TabMetadata.A" table:number-columns-repeated="2"/>
        <table:table-row>
          <table:table-cell table:style-name="TabMetadata.A1" office:value-type="string">
            <text:p text:style-name="P3">Informations</text:p>
          </table:table-cell>
          <table:table-cell table:style-name="TabMetadata.B1" office:value-type="string">
            <text:p text:style-name="P3">Valeurs</text:p>
          </table:table-cell>
        </table:table-row>
        <table:table-row>
          <table:table-cell table:style-name="TabMetadata.A2" office:value-type="string">
            <text:p text:style-name="Table_20_Contents"/>
          </table:table-cell>
          <table:table-cell table:style-name="TabMetadata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5:13:23.384000000</meta:creation-date>
    <dc:date>2015-03-27T15:47:21.946000000</dc:date>
    <meta:editing-duration>PT3M15S</meta:editing-duration>
    <meta:editing-cycles>2</meta:editing-cycles>
    <meta:generator>LibreOffice/4.3.6.2$Windows_x86 LibreOffice_project/d50a87b2e514536ed401c18000dad4660b6a169e</meta:generator>
    <meta:document-statistic meta:table-count="1" meta:image-count="0" meta:object-count="0" meta:page-count="1" meta:paragraph-count="3" meta:word-count="4" meta:character-count="29" meta:non-whitespace-character-count="27"/>
  </office:meta>
</office:document-meta>
</file>